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f33ef"/>
    </style:style>
    <style:style style:name="P2" style:family="paragraph" style:parent-style-name="Heading_20_2">
      <style:text-properties officeooo:paragraph-rsid="0011b686"/>
    </style:style>
    <style:style style:name="P3" style:family="paragraph" style:parent-style-name="Heading_20_2">
      <style:text-properties officeooo:paragraph-rsid="00120bcb"/>
    </style:style>
    <style:style style:name="P4" style:family="paragraph" style:parent-style-name="Heading_20_2">
      <style:text-properties officeooo:paragraph-rsid="00153e8e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Text_20_body">
      <style:text-properties officeooo:rsid="000f33ef" officeooo:paragraph-rsid="000f33ef"/>
    </style:style>
    <style:style style:name="P7" style:family="paragraph" style:parent-style-name="Text_20_body">
      <style:text-properties officeooo:paragraph-rsid="000f33ef"/>
    </style:style>
    <style:style style:name="P8" style:family="paragraph" style:parent-style-name="Text_20_body">
      <style:text-properties officeooo:rsid="001065a7" officeooo:paragraph-rsid="001065a7"/>
    </style:style>
    <style:style style:name="P9" style:family="paragraph" style:parent-style-name="Text_20_body">
      <style:text-properties officeooo:rsid="001065a7" officeooo:paragraph-rsid="001086de"/>
    </style:style>
    <style:style style:name="P10" style:family="paragraph" style:parent-style-name="Text_20_body">
      <style:text-properties officeooo:paragraph-rsid="0011b686"/>
    </style:style>
    <style:style style:name="P11" style:family="paragraph" style:parent-style-name="Text_20_body">
      <style:text-properties officeooo:paragraph-rsid="00120bcb"/>
    </style:style>
    <style:style style:name="P12" style:family="paragraph" style:parent-style-name="Text_20_body">
      <style:text-properties officeooo:paragraph-rsid="00153e8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sta 2</text:p>
      <text:h text:style-name="Heading_20_1" text:outline-level="1">Exercícios Sobre Regras de Integração Por Substituição</text:h>
      <text:p text:style-name="Text_20_body"/>
      <text:p text:style-name="P6">Exercícios retirados do livro Cálculo<text:note text:id="ftn0" text:note-class="footnote"><text:note-citation>1</text:note-citation><text:note-body><text:p text:style-name="Footnote">STEWART, James; CLEGG, Daniel; WATSON, Saleem. Cálculo. 9. ed. São Paulo</text:p></text:note-body></text:note>. Os exercícios utilizado se localizam na página 391. Exercícios práticos para compreensão e aplicação prática das técnicas de Integração com o Método de Substituição.</text:p>
      <text:p text:style-name="P6"/>
      <text:h text:style-name="P5" text:outline-level="3">Regra</text:h>
      <text:p text:style-name="P9"><draw:frame draw:style-name="fr1" draw:name="Objeto1" text:anchor-type="as-char" svg:y="-0.462cm" svg:width="5.629cm" svg:height="0.63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1" draw:name="Objeto2" text:anchor-type="as-char" svg:y="-0.386cm" svg:width="1.595cm" svg:height="0.50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to3" text:anchor-type="as-char" svg:y="-0.386cm" svg:width="2.429cm" svg:height="0.508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h text:style-name="P1" text:outline-level="2">Exercício 1</text:h>
      <text:p text:style-name="P7"><draw:frame draw:style-name="fr1" draw:name="Objeto4" text:anchor-type="as-char" svg:y="-0.462cm" svg:width="2.469cm" svg:height="0.637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o5" text:anchor-type="as-char" svg:y="-0.377cm" svg:width="1.259cm" svg:height="0.467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as-char" svg:y="-0.619cm" svg:width="3.08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1" draw:name="Objeto7" text:anchor-type="as-char" svg:y="-0.619cm" svg:width="2.297cm" svg:height="0.998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7"><draw:frame draw:style-name="fr1" draw:name="Objeto8" text:anchor-type="as-char" svg:y="-0.619cm" svg:width="7.442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7"/>
      <text:h text:style-name="P2" text:outline-level="2" text:is-list-header="true">Exercício 2</text:h>
      <text:p text:style-name="P10"><draw:frame draw:style-name="fr1" draw:name="Objeto9" text:anchor-type="as-char" svg:y="-0.473cm" svg:width="1.954cm" svg:height="0.647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o10" text:anchor-type="as-char" svg:y="-0.437cm" svg:width="1.453cm" svg:height="0.527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11" text:anchor-type="as-char" svg:y="-0.619cm" svg:width="3.579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1" draw:name="Objeto12" text:anchor-type="as-char" svg:y="-0.619cm" svg:width="6.221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<draw:frame draw:style-name="fr1" draw:name="Objeto13" text:anchor-type="as-char" svg:y="-0.619cm" svg:width="3.875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/>
      <text:h text:style-name="P3" text:outline-level="2" text:is-list-header="true"><text:soft-page-break/>Exercício 5</text:h>
      <text:p text:style-name="P11"><draw:frame draw:style-name="fr1" draw:name="Objeto14" text:anchor-type="as-char" svg:y="-0.681cm" svg:width="2.103cm" svg:height="1.118cm" draw:z-index="13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to15" text:anchor-type="as-char" svg:y="-0.437cm" svg:width="1.718cm" svg:height="0.527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o16" text:anchor-type="as-char" svg:y="-0.619cm" svg:width="4.30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<draw:frame draw:style-name="fr1" draw:name="Objeto17" text:anchor-type="as-char" svg:y="-0.681cm" svg:width="9.467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draw:frame draw:style-name="fr1" draw:name="Objeto18" text:anchor-type="as-char" svg:y="-0.711cm" svg:width="5.401cm" svg:height="1.088cm" draw:z-index="17"><draw:object xlink:href="./Object 18" xlink:type="simple" xlink:show="embed" xlink:actuate="onLoad"/><draw:image xlink:href="./ObjectReplacements/Object 18" xlink:type="simple" xlink:show="embed" xlink:actuate="onLoad"/></draw:frame></text:p>
      <text:h text:style-name="P4" text:outline-level="2" text:is-list-header="true">Exercício 8</text:h>
      <text:p text:style-name="P12"/>
      <text:h text:style-name="Heading_20_2" text:outline-level="2"><text:soft-page-break/>Exercício 11</text:h>
      <text:h text:style-name="Heading_20_2" text:outline-level="2">Exercício 16</text:h>
      <text:h text:style-name="Heading_20_2" text:outline-level="2">Exercício 21</text:h>
      <text:h text:style-name="Heading_20_2" text:outline-level="2">Exercício 24</text:h>
      <text:h text:style-name="Heading_20_2" text:outline-level="2">Exercício 31</text:h>
      <text:h text:style-name="Heading_20_2" text:outline-level="2">Exercício 37</text:h>
      <text:h text:style-name="Heading_20_2" text:outline-level="2">Exercício 51</text:h>
      <text:h text:style-name="Heading_20_2" text:outline-level="2">Exercício 60</text:h>
      <text:h text:style-name="Heading_20_2" text:outline-level="2">Exercício 65</text:h>
      <text:h text:style-name="Heading_20_2" text:outline-level="2">Exercício 69</text:h>
      <text:h text:style-name="Heading_20_2" text:outline-level="2">Exercício 81</text:h>
      <text:h text:style-name="Heading_20_2" text:outline-level="2">Exercício 88</text:h>
      <text:h text:style-name="Heading_20_1" text:outline-level="1">Exercícios Sobre Regras de Integração Parcial</text:h>
      <text:h text:style-name="Heading_20_2" text:outline-level="2">Exercício 1</text:h>
      <text:h text:style-name="Heading_20_2" text:outline-level="2">Exercício 2</text:h>
      <text:h text:style-name="Heading_20_2" text:outline-level="2">Exercício 3</text:h>
      <text:h text:style-name="Heading_20_2" text:outline-level="2">Exercício 5</text:h>
      <text:h text:style-name="Heading_20_2" text:outline-level="2">Exercício 7</text:h>
      <text:h text:style-name="Heading_20_2" text:outline-level="2">Exercício 10</text:h>
      <text:h text:style-name="Heading_20_2" text:outline-level="2">Exercício 15</text:h>
      <text:h text:style-name="Heading_20_2" text:outline-level="2"><text:soft-page-break/>Exercício 23</text:h>
      <text:h text:style-name="Heading_20_2" text:outline-level="2">Exercício 29</text:h>
      <text:h text:style-name="Heading_20_2" text:outline-level="2">Exercício 58</text:h>
      <text:h text:style-name="Heading_20_2" text:outline-level="2">Exercício 74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0:13:18.707652317</meta:creation-date>
    <dc:date>2024-10-03T11:41:53.659223546</dc:date>
    <meta:editing-duration>PT10M55S</meta:editing-duration>
    <meta:editing-cycles>3</meta:editing-cycles>
    <meta:generator>LibreOffice/7.3.7.2$Linux_X86_64 LibreOffice_project/30$Build-2</meta:generator>
    <meta:document-statistic meta:table-count="0" meta:image-count="0" meta:object-count="18" meta:page-count="4" meta:paragraph-count="45" meta:word-count="110" meta:character-count="703" meta:non-whitespace-character-count="626"/>
  </office:meta>
</office:document-meta>
</file>

<file path=Object 1/content.xml><?xml version="1.0" encoding="utf-8"?>
<math xmlns="http://www.w3.org/1998/Math/MathML" display="block">
  <semantics>
    <mrow>
      <mrow>
        <mo stretchy="false">∫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∗</mo>
        <mi>g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o stretchy="false">∫</mo>
          <mi>f</mi>
        </mrow>
      </mrow>
      <mrow>
        <mo fence="true" form="prefix" stretchy="false">(</mo>
        <mrow>
          <mi>u</mi>
        </mrow>
        <mo fence="true" form="postfix" stretchy="false">)</mo>
      </mrow>
      <mi mathvariant="italic">du</mi>
    </mrow>
    <annotation encoding="StarMath 5.0">int f(g(x)) * g'(x) dx = int f(u) du </annotation>
  </semantics>
</math>
</file>

<file path=Object 10/content.xml><?xml version="1.0" encoding="utf-8"?>
<math xmlns="http://www.w3.org/1998/Math/MathML" display="block">
  <semantics>
    <mrow>
      <mi>u</mi>
      <mo stretchy="false">=</mo>
      <mrow>
        <mo stretchy="false">−</mo>
        <msup>
          <mi>x</mi>
          <mn>2</mn>
        </msup>
      </mrow>
    </mrow>
    <annotation encoding="StarMath 5.0">u = - x^{2} </annotation>
  </semantics>
</math>
</file>

<file path=Object 11/content.xml><?xml version="1.0" encoding="utf-8"?>
<math xmlns="http://www.w3.org/1998/Math/MathML" display="block">
  <semantics>
    <mrow>
      <mrow>
        <mi mathvariant="italic">du</mi>
        <mo stretchy="false">=</mo>
        <mrow>
          <mo stretchy="false">−</mo>
          <mn>2</mn>
        </mrow>
      </mrow>
      <mi>x</mi>
      <mo stretchy="false">⇒</mo>
      <mi mathvariant="italic">dx</mi>
      <mfrac>
        <mi mathvariant="italic">du</mi>
        <mrow>
          <mrow>
            <mo stretchy="false">−</mo>
            <mn>2</mn>
          </mrow>
          <mi>x</mi>
        </mrow>
      </mfrac>
    </mrow>
    <annotation encoding="StarMath 5.0"> du = -2x drarrow dx {du} over {-2x}  </annotation>
  </semantics>
</math>
</file>

<file path=Object 12/content.xml><?xml version="1.0" encoding="utf-8"?>
<math xmlns="http://www.w3.org/1998/Math/MathML" display="block">
  <semantics>
    <mrow>
      <mrow>
        <mo stretchy="false">∫</mo>
        <mi>x</mi>
      </mrow>
      <msup>
        <mi mathvariant="normal">e</mi>
        <mi>u</mi>
      </msup>
      <mfrac>
        <mi mathvariant="italic">du</mi>
        <mrow>
          <mrow>
            <mo stretchy="false">−</mo>
            <mn>2</mn>
          </mrow>
          <mi>x</mi>
        </mrow>
      </mfrac>
      <mo stretchy="false">⇔</mo>
      <mrow>
        <mo stretchy="false">∫</mo>
        <msup>
          <mi mathvariant="normal">e</mi>
          <mi>u</mi>
        </msup>
      </mrow>
      <mfrac>
        <mi mathvariant="italic">du</mi>
        <mrow>
          <mo stretchy="false">−</mo>
          <mn>2</mn>
        </mrow>
      </mfrac>
      <mrow>
        <mo stretchy="false">⇒</mo>
        <mo stretchy="false">−</mo>
        <mfrac>
          <mn>1</mn>
          <mn>2</mn>
        </mfrac>
      </mrow>
      <mrow>
        <mo stretchy="false">∫</mo>
        <msup>
          <mi mathvariant="normal">e</mi>
          <mi>u</mi>
        </msup>
      </mrow>
      <mi mathvariant="italic">du</mi>
    </mrow>
    <annotation encoding="StarMath 5.0"> int x func e^{u} {du} over {-2x} dlrarrow  int func e^{u} {du} over {-2} drarrow - {1} over {2} int func e^{u}du  </annotation>
  </semantics>
</math>
</file>

<file path=Object 13/content.xml><?xml version="1.0" encoding="utf-8"?>
<math xmlns="http://www.w3.org/1998/Math/MathML" display="block">
  <semantics>
    <mrow>
      <mfrac>
        <mrow>
          <mo stretchy="false">−</mo>
          <mn>1</mn>
        </mrow>
        <mn>2</mn>
      </mfrac>
      <mrow>
        <msup>
          <mi mathvariant="normal">e</mi>
          <mi>u</mi>
        </msup>
        <mo stretchy="false">+</mo>
        <mi>c</mi>
      </mrow>
      <mrow>
        <mo stretchy="false">⇒</mo>
        <mo stretchy="false">−</mo>
        <mfrac>
          <mn>1</mn>
          <mn>2</mn>
        </mfrac>
      </mrow>
      <mrow>
        <msup>
          <mi mathvariant="normal">e</mi>
          <mrow>
            <mo stretchy="false">−</mo>
            <msup>
              <mi>x</mi>
              <mn>2</mn>
            </msup>
          </mrow>
        </msup>
        <mo stretchy="false">+</mo>
        <mi>c</mi>
      </mrow>
    </mrow>
    <annotation encoding="StarMath 5.0"> - {1} over {2} func e^{u}+c drarrow - {1} over {2} func e^{- x^{2} }+c</annotation>
  </semantics>
</math>
</file>

<file path=Object 14/content.xml><?xml version="1.0" encoding="utf-8"?>
<math xmlns="http://www.w3.org/1998/Math/MathML" display="block">
  <semantics>
    <mrow>
      <mrow>
        <mo stretchy="false">∫</mo>
        <mfrac>
          <msup>
            <mi>x</mi>
            <mn>3</mn>
          </msup>
          <mrow>
            <msup>
              <mi>x</mi>
              <mn>4</mn>
            </msup>
            <mo stretchy="false">−</mo>
            <mn>5</mn>
          </mrow>
        </mfrac>
      </mrow>
      <mi mathvariant="italic">dx</mi>
    </mrow>
    <annotation encoding="StarMath 5.0">int  frac { x^{3} } {x^{4}-5}dx  </annotation>
  </semantics>
</math>
</file>

<file path=Object 15/content.xml><?xml version="1.0" encoding="utf-8"?>
<math xmlns="http://www.w3.org/1998/Math/MathML" display="block">
  <semantics>
    <mrow>
      <mi>u</mi>
      <mo stretchy="false">=</mo>
      <mrow>
        <msup>
          <mi>x</mi>
          <mn>4</mn>
        </msup>
        <mo stretchy="false">−</mo>
        <mn>5</mn>
      </mrow>
    </mrow>
    <annotation encoding="StarMath 5.0">u = x^{4}-5</annotation>
  </semantics>
</math>
</file>

<file path=Object 16/content.xml><?xml version="1.0" encoding="utf-8"?>
<math xmlns="http://www.w3.org/1998/Math/MathML" display="block">
  <semantics>
    <mrow>
      <mrow>
        <mrow>
          <mi mathvariant="italic">du</mi>
          <mo stretchy="false">=</mo>
          <mn>4</mn>
        </mrow>
        <msup>
          <mi>x</mi>
          <mn>3</mn>
        </msup>
        <mo stretchy="false">⇒</mo>
        <mrow>
          <mi mathvariant="italic">dx</mi>
          <mo stretchy="false">=</mo>
          <mfrac>
            <mi mathvariant="italic">du</mi>
            <mrow>
              <mn>4</mn>
              <msup>
                <mi>x</mi>
                <mn>3</mn>
              </msup>
            </mrow>
          </mfrac>
        </mrow>
      </mrow>
      <mrow>
        <mrow/>
        <mo stretchy="false">+</mo>
        <mi>c</mi>
      </mrow>
    </mrow>
    <annotation encoding="StarMath 5.0"> du = 4x^{3} drarrow dx =  frac {du} {4x^{3}}) + c</annotation>
  </semantics>
</math>
</file>

<file path=Object 17/content.xml><?xml version="1.0" encoding="utf-8"?>
<math xmlns="http://www.w3.org/1998/Math/MathML" display="block">
  <semantics>
    <mrow>
      <mrow>
        <mo stretchy="false">∫</mo>
        <mfrac>
          <msup>
            <mi>x</mi>
            <mn>3</mn>
          </msup>
          <mi>u</mi>
        </mfrac>
      </mrow>
      <mi mathvariant="italic">du</mi>
      <mo stretchy="false">⇔</mo>
      <mrow>
        <mo stretchy="false">∫</mo>
        <mfrac>
          <msup>
            <mi>x</mi>
            <mn>3</mn>
          </msup>
          <mi>u</mi>
        </mfrac>
      </mrow>
      <mfrac>
        <mi mathvariant="italic">du</mi>
        <mrow>
          <mn>4</mn>
          <msup>
            <mi>x</mi>
            <mn>3</mn>
          </msup>
        </mrow>
      </mfrac>
      <mo stretchy="false">⇔</mo>
      <mrow>
        <mo stretchy="false">∫</mo>
        <mfrac>
          <mn>1</mn>
          <mi>u</mi>
        </mfrac>
      </mrow>
      <mfrac>
        <mi mathvariant="italic">du</mi>
        <mn>4</mn>
      </mfrac>
      <mo stretchy="false">⇔</mo>
      <mfrac>
        <mn>1</mn>
        <mn>4</mn>
      </mfrac>
      <mrow>
        <mo stretchy="false">∫</mo>
        <mfrac>
          <mn>1</mn>
          <mi>u</mi>
        </mfrac>
      </mrow>
      <mi mathvariant="italic">du</mi>
      <mo stretchy="false">⇒</mo>
      <mfrac>
        <mn>1</mn>
        <mn>4</mn>
      </mfrac>
      <mi>ln</mi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i>c</mi>
      </mrow>
    </mrow>
    <annotation encoding="StarMath 5.0"> int  frac { x^{3} } {u}du dlrarrow int frac { x^{3} } {u} frac {du} {4x^{3}} dlrarrow int frac { 1 } {u} frac {du} {4} dlrarrow  frac {1} {4} int frac {1} {u}du drarrow frac {1 } {4} ln(u)+c</annotation>
  </semantics>
</math>
</file>

<file path=Object 18/content.xml><?xml version="1.0" encoding="utf-8"?>
<math xmlns="http://www.w3.org/1998/Math/MathML" display="block">
  <semantics>
    <mrow>
      <mfrac>
        <mn>1</mn>
        <mn>4</mn>
      </mfrac>
      <mi>ln</mi>
      <mrow>
        <mrow>
          <mo fence="true" form="prefix" stretchy="false">(</mo>
          <mrow>
            <mrow>
              <msup>
                <mi>x</mi>
                <mn>4</mn>
              </msup>
              <mo stretchy="false">−</mo>
              <mn>5</mn>
            </mrow>
          </mrow>
          <mo fence="true" form="postfix" stretchy="false">)</mo>
        </mrow>
        <mo stretchy="false">+</mo>
        <mi>c</mi>
      </mrow>
      <mo stretchy="false">⇔</mo>
      <mfrac>
        <mrow>
          <mi>ln</mi>
          <mrow>
            <mrow>
              <mo fence="true" form="prefix" stretchy="false">(</mo>
              <mrow>
                <mrow>
                  <msup>
                    <mi>x</mi>
                    <mn>4</mn>
                  </msup>
                  <mo stretchy="false">−</mo>
                  <mn>5</mn>
                </mrow>
              </mrow>
              <mo fence="true" form="postfix" stretchy="false">)</mo>
            </mrow>
            <mo stretchy="false">+</mo>
            <mi>c</mi>
          </mrow>
        </mrow>
        <mn>4</mn>
      </mfrac>
    </mrow>
    <annotation encoding="StarMath 5.0"> frac {1 } {4} ln(x^{4}-5) +c dlrarrow frac {ln(x^{4}-5) +c} {4}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u = g(x)</annotation>
  </semantics>
</math>
</file>

<file path=Object 3/content.xml><?xml version="1.0" encoding="utf-8"?>
<math xmlns="http://www.w3.org/1998/Math/MathML" display="block">
  <semantics>
    <mrow>
      <mrow>
        <mi mathvariant="italic">du</mi>
        <mo stretchy="false">=</mo>
        <mi>g</mi>
      </mrow>
      <mi>'</mi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du = g'(x)dx</annotation>
  </semantics>
</math>
</file>

<file path=Object 4/content.xml><?xml version="1.0" encoding="utf-8"?>
<math xmlns="http://www.w3.org/1998/Math/MathML" display="block">
  <semantics>
    <mrow>
      <mrow>
        <mo stretchy="false">∫</mo>
        <mi>cos</mi>
      </mrow>
      <mrow>
        <mo fence="true" form="prefix" stretchy="false">(</mo>
        <mrow>
          <mrow>
            <mn>2</mn>
            <mi>x</mi>
          </mrow>
        </mrow>
        <mo fence="true" form="postfix" stretchy="false">)</mo>
      </mrow>
      <mi mathvariant="italic">dx</mi>
    </mrow>
    <annotation encoding="StarMath 5.0">int cos(2x)dx  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n>2</mn>
      </mrow>
      <mi>x</mi>
    </mrow>
    <annotation encoding="StarMath 5.0">u = 2x</annotation>
  </semantics>
</math>
</file>

<file path=Object 6/content.xml><?xml version="1.0" encoding="utf-8"?>
<math xmlns="http://www.w3.org/1998/Math/MathML" display="block">
  <semantics>
    <mrow>
      <mrow>
        <mi mathvariant="italic">du</mi>
        <mo stretchy="false">=</mo>
        <mn>2</mn>
      </mrow>
      <mi mathvariant="italic">dx</mi>
      <mo stretchy="false">⇒</mo>
      <mi mathvariant="italic">dx</mi>
      <mfrac>
        <mi mathvariant="italic">du</mi>
        <mn>2</mn>
      </mfrac>
    </mrow>
    <annotation encoding="StarMath 5.0">du = 2dx drarrow dx frac {du} {2} </annotation>
  </semantics>
</math>
</file>

<file path=Object 7/content.xml><?xml version="1.0" encoding="utf-8"?>
<math xmlns="http://www.w3.org/1998/Math/MathML" display="block">
  <semantics>
    <mrow>
      <mrow>
        <mo stretchy="false">∫</mo>
        <mi>cos</mi>
      </mrow>
      <mrow>
        <mo fence="true" form="prefix" stretchy="false">(</mo>
        <mrow>
          <mi>u</mi>
        </mrow>
        <mo fence="true" form="postfix" stretchy="false">)</mo>
      </mrow>
      <mfrac>
        <mi mathvariant="italic">du</mi>
        <mn>2</mn>
      </mfrac>
    </mrow>
    <annotation encoding="StarMath 5.0">int cos(u)frac {du} {2}   </annotation>
  </semantics>
</math>
</file>

<file path=Object 8/content.xml><?xml version="1.0" encoding="utf-8"?>
<math xmlns="http://www.w3.org/1998/Math/MathML" display="block">
  <semantics>
    <mrow>
      <mfrac>
        <mn>1</mn>
        <mn>2</mn>
      </mfrac>
      <mrow>
        <mo stretchy="false">∫</mo>
        <mi>cos</mi>
      </mrow>
      <mrow>
        <mo fence="true" form="prefix" stretchy="false">(</mo>
        <mrow>
          <mi>u</mi>
        </mrow>
        <mo fence="true" form="postfix" stretchy="false">)</mo>
      </mrow>
      <mi mathvariant="italic">du</mi>
      <mo stretchy="false">⇒</mo>
      <mfrac>
        <mn>1</mn>
        <mn>2</mn>
      </mfrac>
      <mi>sin</mi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i>c</mi>
      </mrow>
      <mo stretchy="false">⇒</mo>
      <mfrac>
        <mn>1</mn>
        <mn>2</mn>
      </mfrac>
      <mi>sin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+</mo>
        <mi>c</mi>
      </mrow>
    </mrow>
    <annotation encoding="StarMath 5.0"> {1} over {2} int cos(u)du drarrow {1} over {2} sin(u)+c  drarrow {1} over {2} sin(2x)+c   </annotation>
  </semantics>
</math>
</file>

<file path=Object 9/content.xml><?xml version="1.0" encoding="utf-8"?>
<math xmlns="http://www.w3.org/1998/Math/MathML" display="block">
  <semantics>
    <mrow>
      <mrow>
        <mo stretchy="false">∫</mo>
        <mi>x</mi>
      </mrow>
      <msup>
        <mi mathvariant="normal">e</mi>
        <mrow>
          <mo stretchy="false">−</mo>
          <msup>
            <mi>x</mi>
            <mn>2</mn>
          </msup>
        </mrow>
      </msup>
      <mi mathvariant="italic">dx</mi>
    </mrow>
    <annotation encoding="StarMath 5.0">int x func e^{- x^{2} }dx</annotation>
  </semantics>
</math>
</file>